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4" style:family="table">
      <style:table-properties style:width="6.4354in" fo:margin-left="0.2194in" table:align="left"/>
    </style:style>
    <style:style style:name="Table54.A" style:family="table-column">
      <style:table-column-properties style:column-width="6.4354in"/>
    </style:style>
    <style:style style:name="Table54.1" style:family="table-row">
      <style:table-row-properties style:min-row-height="0.5in"/>
    </style:style>
    <style:style style:name="Table54.A1" style:family="table-cell">
      <style:table-cell-properties fo:background-color="#e6e6ff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6.4354in" fo:margin-left="0.2194in" table:align="left"/>
    </style:style>
    <style:style style:name="Table5.A" style:family="table-column">
      <style:table-column-properties style:column-width="6.4354in"/>
    </style:style>
    <style:style style:name="Table5.1" style:family="table-row">
      <style:table-row-properties style:min-row-height="0.875in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16" style:family="table">
      <style:table-properties style:width="6.3542in" table:align="left"/>
    </style:style>
    <style:style style:name="Table16.A" style:family="table-column">
      <style:table-column-properties style:column-width="1.5896in"/>
    </style:style>
    <style:style style:name="Table16.C" style:family="table-column">
      <style:table-column-properties style:column-width="0.0708in"/>
    </style:style>
    <style:style style:name="Table16.D" style:family="table-column">
      <style:table-column-properties style:column-width="3.1042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none" fo:border-top="none" fo:border-bottom="0.05pt solid #000000"/>
    </style:style>
    <style:style style:name="Table1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8*"/>
    </style:style>
    <style:style style:name="Table4.B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8*"/>
    </style:style>
    <style:style style:name="Table17.B" style:family="table-column">
      <style:table-column-properties style:column-width="3.4625in" style:rel-column-width="32767*"/>
    </style:style>
    <style:style style:name="Table17.A1" style:family="table-cell">
      <style:table-cell-properties fo:padding="0.0382in" fo:border="none"/>
    </style:style>
    <style:style style:name="Table19" style:family="table">
      <style:table-properties style:width="6.925in" table:align="margins" style:shadow="none"/>
    </style:style>
    <style:style style:name="Table19.A" style:family="table-column">
      <style:table-column-properties style:column-width="3.4625in" style:rel-column-width="32767*"/>
    </style:style>
    <style:style style:name="Table19.1" style:family="table-row">
      <style:table-row-properties style:min-row-height="0.3125in"/>
    </style:style>
    <style:style style:name="Table19.A1" style:family="table-cell">
      <style:table-cell-properties fo:padding="0.0382in" fo:border="none"/>
    </style:style>
    <style:style style:name="Table18" style:family="table">
      <style:table-properties style:width="6.4354in" fo:margin-left="0.2194in" table:align="left"/>
    </style:style>
    <style:style style:name="Table18.A" style:family="table-column">
      <style:table-column-properties style:column-width="6.4354in"/>
    </style:style>
    <style:style style:name="Table18.1" style:family="table-row">
      <style:table-row-properties style:min-row-height="0.5in"/>
    </style:style>
    <style:style style:name="Table18.A1" style:family="table-cell">
      <style:table-cell-properties fo:background-color="#e6e6ff" fo:padding="0.0382in" fo:border="0.05pt solid #000000">
        <style:background-image/>
      </style:table-cell-properties>
    </style:style>
    <style:style style:name="Table20" style:family="table">
      <style:table-properties style:width="6.4354in" fo:margin-left="0.2194in" table:align="left"/>
    </style:style>
    <style:style style:name="Table20.A" style:family="table-column">
      <style:table-column-properties style:column-width="6.4354in"/>
    </style:style>
    <style:style style:name="Table20.1" style:family="table-row">
      <style:table-row-properties style:min-row-height="0.5in"/>
    </style:style>
    <style:style style:name="Table20.A1" style:family="table-cell">
      <style:table-cell-properties fo:background-color="#e6e6ff" fo:padding="0.0382in" fo:border="0.05pt solid #000000">
        <style:background-image/>
      </style:table-cell-properties>
    </style:style>
    <style:style style:name="Table21" style:family="table">
      <style:table-properties style:width="6.3542in" table:align="left"/>
    </style:style>
    <style:style style:name="Table21.A" style:family="table-column">
      <style:table-column-properties style:column-width="0.7944in"/>
    </style:style>
    <style:style style:name="Table21.B" style:family="table-column">
      <style:table-column-properties style:column-width="0.7951in"/>
    </style:style>
    <style:style style:name="Table21.C" style:family="table-column">
      <style:table-column-properties style:column-width="0.1604in"/>
    </style:style>
    <style:style style:name="Table21.D" style:family="table-column">
      <style:table-column-properties style:column-width="1.1875in"/>
    </style:style>
    <style:style style:name="Table21.E" style:family="table-column">
      <style:table-column-properties style:column-width="1.0368in"/>
    </style:style>
    <style:style style:name="Table21.F" style:family="table-column">
      <style:table-column-properties style:column-width="0.1507in"/>
    </style:style>
    <style:style style:name="Table21.G" style:family="table-column">
      <style:table-column-properties style:column-width="1in"/>
    </style:style>
    <style:style style:name="Table21.H" style:family="table-column">
      <style:table-column-properties style:column-width="1.2292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E1" style:family="table-cell">
      <style:table-cell-properties fo:background-color="#66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H1" style:family="table-cell">
      <style:table-cell-properties fo:background-color="#66ccff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8*"/>
    </style:style>
    <style:style style:name="Table22.B" style:family="table-column">
      <style:table-column-properties style:column-width="3.4625in" style:rel-column-width="32767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3.4625in" style:rel-column-width="32768*"/>
    </style:style>
    <style:style style:name="Table24.B" style:family="table-column">
      <style:table-column-properties style:column-width="3.4625in" style:rel-column-width="32767*"/>
    </style:style>
    <style:style style:name="Table2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Standard">
      <style:text-properties fo:font-style="normal" fo:font-weight="bold" officeooo:rsid="05bb78e0" officeooo:paragraph-rsid="05e7b13c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5bb78e0" officeooo:paragraph-rsid="0768316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5bb78e0" officeooo:paragraph-rsid="078b693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5bb78e0" officeooo:paragraph-rsid="0796eb29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5bb78e0" officeooo:paragraph-rsid="07a6e1fe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officeooo:rsid="0593affb" officeooo:paragraph-rsid="074c6a17" style:font-style-asian="normal" style:font-style-complex="normal"/>
    </style:style>
    <style:style style:name="P9" style:family="paragraph" style:parent-style-name="Standard">
      <style:paragraph-properties fo:text-align="end" style:justify-single-word="false"/>
      <style:text-properties fo:font-weight="bold" officeooo:rsid="04b98620" officeooo:paragraph-rsid="05e7b13c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4b98620" officeooo:paragraph-rsid="0768316c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4b98620" officeooo:paragraph-rsid="078b693c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officeooo:rsid="04b98620" officeooo:paragraph-rsid="0796eb29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rsid="04b98620" officeooo:paragraph-rsid="07a6e1fe" style:font-weight-asian="bold" style:font-weight-complex="bold"/>
    </style:style>
    <style:style style:name="P14" style:family="paragraph" style:parent-style-name="Standard">
      <style:text-properties officeooo:paragraph-rsid="0768316c"/>
    </style:style>
    <style:style style:name="P15" style:family="paragraph" style:parent-style-name="Standard">
      <style:text-properties officeooo:paragraph-rsid="078b693c"/>
    </style:style>
    <style:style style:name="P16" style:family="paragraph" style:parent-style-name="Standard">
      <style:text-properties officeooo:paragraph-rsid="0796eb29"/>
    </style:style>
    <style:style style:name="P17" style:family="paragraph" style:parent-style-name="Standard">
      <style:text-properties officeooo:paragraph-rsid="07a6e1fe"/>
    </style:style>
    <style:style style:name="P18" style:family="paragraph" style:parent-style-name="Text_20_body">
      <style:text-properties officeooo:rsid="05e7b13c" officeooo:paragraph-rsid="05e7b13c"/>
    </style:style>
    <style:style style:name="P19" style:family="paragraph" style:parent-style-name="Text_20_body">
      <style:text-properties officeooo:rsid="05e7b13c" officeooo:paragraph-rsid="073aed82"/>
    </style:style>
    <style:style style:name="P20" style:family="paragraph" style:parent-style-name="Text_20_body">
      <style:text-properties fo:font-style="normal" officeooo:rsid="07694e33" officeooo:paragraph-rsid="07694e33" style:font-style-asian="normal" style:font-style-complex="normal"/>
    </style:style>
    <style:style style:name="P21" style:family="paragraph" style:parent-style-name="Text_20_body">
      <style:text-properties fo:font-style="normal" officeooo:rsid="07694e33" officeooo:paragraph-rsid="076c15bc" style:font-style-asian="normal" style:font-style-complex="normal"/>
    </style:style>
    <style:style style:name="P22" style:family="paragraph" style:parent-style-name="Text_20_body">
      <style:text-properties fo:font-style="normal" officeooo:rsid="07694e33" officeooo:paragraph-rsid="078b693c" style:font-style-asian="normal" style:font-style-complex="normal"/>
    </style:style>
    <style:style style:name="P23" style:family="paragraph" style:parent-style-name="Text_20_body">
      <style:text-properties fo:font-style="normal" officeooo:rsid="0796eb29" officeooo:paragraph-rsid="0796eb29" style:font-style-asian="normal" style:font-style-complex="normal"/>
    </style:style>
    <style:style style:name="P24" style:family="paragraph" style:parent-style-name="Text_20_body">
      <style:text-properties fo:font-style="normal" officeooo:rsid="07979a8a" officeooo:paragraph-rsid="07979a8a" style:font-style-asian="normal" style:font-style-complex="normal"/>
    </style:style>
    <style:style style:name="P25" style:family="paragraph" style:parent-style-name="Text_20_body">
      <style:text-properties fo:font-style="normal" officeooo:rsid="07a5a9ad" officeooo:paragraph-rsid="07a6e1f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76b177c" officeooo:paragraph-rsid="07694e33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76b177c" officeooo:paragraph-rsid="07994901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76b177c" officeooo:paragraph-rsid="07a5a9ad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officeooo:rsid="076544ca" officeooo:paragraph-rsid="076544ca"/>
    </style:style>
    <style:style style:name="P31" style:family="paragraph" style:parent-style-name="Text_20_body">
      <style:text-properties officeooo:paragraph-rsid="076c15bc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officeooo:rsid="079b21b0" officeooo:paragraph-rsid="079b21b0"/>
    </style:style>
    <style:style style:name="P34" style:family="paragraph" style:parent-style-name="Text_20_body">
      <style:text-properties officeooo:rsid="079b21b0" officeooo:paragraph-rsid="07a8a006"/>
    </style:style>
    <style:style style:name="P35" style:family="paragraph" style:parent-style-name="Text_20_body">
      <style:text-properties officeooo:rsid="079da696" officeooo:paragraph-rsid="079da696"/>
    </style:style>
    <style:style style:name="P36" style:family="paragraph" style:parent-style-name="Text_20_body">
      <style:text-properties officeooo:rsid="079da696" officeooo:paragraph-rsid="07a8a006"/>
    </style:style>
    <style:style style:name="P37" style:family="paragraph" style:parent-style-name="Text_20_body">
      <style:text-properties officeooo:rsid="079fa60e" officeooo:paragraph-rsid="079fa60e"/>
    </style:style>
    <style:style style:name="P38" style:family="paragraph" style:parent-style-name="Text_20_body">
      <style:text-properties officeooo:rsid="079fa60e" officeooo:paragraph-rsid="07a8a006"/>
    </style:style>
    <style:style style:name="P39" style:family="paragraph" style:parent-style-name="Text_20_body">
      <style:text-properties officeooo:rsid="07a217c2" officeooo:paragraph-rsid="07a217c2"/>
    </style:style>
    <style:style style:name="P40" style:family="paragraph" style:parent-style-name="Text_20_body">
      <style:paragraph-properties fo:text-align="center" style:justify-single-word="false"/>
      <style:text-properties officeooo:rsid="07a217c2" officeooo:paragraph-rsid="07a217c2"/>
    </style:style>
    <style:style style:name="P41" style:family="paragraph" style:parent-style-name="Text_20_body">
      <style:text-properties officeooo:rsid="07a6e1fe" officeooo:paragraph-rsid="07a8a006"/>
    </style:style>
    <style:style style:name="P42" style:family="paragraph" style:parent-style-name="Text_20_body">
      <style:text-properties officeooo:rsid="07ae88a8" officeooo:paragraph-rsid="07ae88a8"/>
    </style:style>
    <style:style style:name="P43" style:family="paragraph" style:parent-style-name="Text_20_body">
      <style:paragraph-properties fo:break-before="page"/>
      <style:text-properties officeooo:rsid="05e7b13c" officeooo:paragraph-rsid="078b693c"/>
    </style:style>
    <style:style style:name="P44" style:family="paragraph" style:parent-style-name="Table_20_Contents">
      <style:text-properties officeooo:rsid="0743f467" officeooo:paragraph-rsid="0743f467"/>
    </style:style>
    <style:style style:name="P45" style:family="paragraph" style:parent-style-name="Table_20_Contents">
      <style:text-properties officeooo:rsid="077a8fb3" officeooo:paragraph-rsid="077a8fb3"/>
    </style:style>
    <style:style style:name="P46" style:family="paragraph" style:parent-style-name="Table_20_Contents">
      <style:text-properties officeooo:rsid="0782d0be" officeooo:paragraph-rsid="0782d0be"/>
    </style:style>
    <style:style style:name="P47" style:family="paragraph" style:parent-style-name="Standard">
      <style:text-properties officeooo:paragraph-rsid="07ba6262"/>
    </style:style>
    <style:style style:name="P48" style:family="paragraph" style:parent-style-name="Standard">
      <style:text-properties officeooo:paragraph-rsid="07bb28fa"/>
    </style:style>
    <style:style style:name="P49" style:family="paragraph" style:parent-style-name="Standard">
      <style:text-properties officeooo:paragraph-rsid="07bcbc15"/>
    </style:style>
    <style:style style:name="P50" style:family="paragraph" style:parent-style-name="Standard">
      <style:text-properties officeooo:paragraph-rsid="07c02bde"/>
    </style:style>
    <style:style style:name="P51" style:family="paragraph" style:parent-style-name="Standard">
      <style:text-properties fo:font-style="normal" fo:font-weight="bold" officeooo:rsid="05bb78e0" officeooo:paragraph-rsid="07f060eb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5bb78e0" officeooo:paragraph-rsid="08111fa0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5bb78e0" officeooo:paragraph-rsid="083488c3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end" style:justify-single-word="false"/>
      <style:text-properties fo:font-weight="bold" officeooo:rsid="04b98620" officeooo:paragraph-rsid="07f060eb" style:font-weight-asian="bold" style:font-weight-complex="bold"/>
    </style:style>
    <style:style style:name="P55" style:family="paragraph" style:parent-style-name="Standard">
      <style:paragraph-properties fo:text-align="end" style:justify-single-word="false"/>
      <style:text-properties fo:font-weight="bold" officeooo:rsid="04b98620" officeooo:paragraph-rsid="08111fa0" style:font-weight-asian="bold" style:font-weight-complex="bold"/>
    </style:style>
    <style:style style:name="P56" style:family="paragraph" style:parent-style-name="Standard">
      <style:paragraph-properties fo:text-align="end" style:justify-single-word="false"/>
      <style:text-properties fo:font-weight="bold" officeooo:rsid="04b98620" officeooo:paragraph-rsid="083488c3" style:font-weight-asian="bold" style:font-weight-complex="bold"/>
    </style:style>
    <style:style style:name="P57" style:family="paragraph" style:parent-style-name="Standard">
      <style:text-properties officeooo:paragraph-rsid="07f060eb"/>
    </style:style>
    <style:style style:name="P58" style:family="paragraph" style:parent-style-name="Standard">
      <style:text-properties officeooo:paragraph-rsid="07f74165"/>
    </style:style>
    <style:style style:name="P59" style:family="paragraph" style:parent-style-name="Standard" style:list-style-name="L3">
      <style:text-properties officeooo:paragraph-rsid="07fa8736"/>
    </style:style>
    <style:style style:name="P60" style:family="paragraph" style:parent-style-name="Standard">
      <style:text-properties officeooo:paragraph-rsid="0801c730"/>
    </style:style>
    <style:style style:name="P61" style:family="paragraph" style:parent-style-name="Standard">
      <style:text-properties officeooo:paragraph-rsid="08023115"/>
    </style:style>
    <style:style style:name="P62" style:family="paragraph" style:parent-style-name="Standard">
      <style:text-properties officeooo:paragraph-rsid="0804d733"/>
    </style:style>
    <style:style style:name="P63" style:family="paragraph" style:parent-style-name="Standard">
      <style:text-properties officeooo:paragraph-rsid="08111fa0"/>
    </style:style>
    <style:style style:name="P64" style:family="paragraph" style:parent-style-name="Standard">
      <style:text-properties officeooo:paragraph-rsid="0817e7d0"/>
    </style:style>
    <style:style style:name="P65" style:family="paragraph" style:parent-style-name="Standard">
      <style:text-properties officeooo:paragraph-rsid="07fa8736"/>
    </style:style>
    <style:style style:name="P66" style:family="paragraph" style:parent-style-name="Standard">
      <style:text-properties officeooo:paragraph-rsid="0824e876"/>
    </style:style>
    <style:style style:name="P67" style:family="paragraph" style:parent-style-name="Standard" style:list-style-name="L4">
      <style:text-properties officeooo:paragraph-rsid="0824e876"/>
    </style:style>
    <style:style style:name="P68" style:family="paragraph" style:parent-style-name="Text_20_body" style:list-style-name="L1"/>
    <style:style style:name="P69" style:family="paragraph" style:parent-style-name="Text_20_body" style:list-style-name="L2"/>
    <style:style style:name="P70" style:family="paragraph" style:parent-style-name="Text_20_body">
      <style:text-properties fo:font-style="normal" fo:font-weight="normal" officeooo:rsid="07a73bc4" officeooo:paragraph-rsid="07a8a006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fo:font-weight="normal" officeooo:rsid="076b177c" officeooo:paragraph-rsid="07f060eb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officeooo:rsid="07e0cf66" officeooo:paragraph-rsid="07f060eb" style:font-style-asian="normal" style:font-style-complex="normal"/>
    </style:style>
    <style:style style:name="P73" style:family="paragraph" style:parent-style-name="Text_20_body">
      <style:text-properties fo:font-style="normal" officeooo:rsid="07f060eb" officeooo:paragraph-rsid="07f060eb" style:font-style-asian="normal" style:font-style-complex="normal"/>
    </style:style>
    <style:style style:name="P74" style:family="paragraph" style:parent-style-name="Text_20_body">
      <style:text-properties fo:font-style="normal" officeooo:rsid="07f060eb" officeooo:paragraph-rsid="0813e622" style:font-style-asian="normal" style:font-style-complex="normal"/>
    </style:style>
    <style:style style:name="P75" style:family="paragraph" style:parent-style-name="Text_20_body">
      <style:text-properties fo:font-style="normal" officeooo:rsid="07f060eb" officeooo:paragraph-rsid="0837cc12" style:font-style-asian="normal" style:font-style-complex="normal"/>
    </style:style>
    <style:style style:name="P76" style:family="paragraph" style:parent-style-name="Text_20_body">
      <style:text-properties fo:font-style="normal" officeooo:rsid="05e7b13c" officeooo:paragraph-rsid="07f4b8fb" style:font-style-asian="normal" style:font-style-complex="normal"/>
    </style:style>
    <style:style style:name="P77" style:family="paragraph" style:parent-style-name="Text_20_body">
      <style:text-properties fo:font-style="normal" officeooo:rsid="0811ff4e" officeooo:paragraph-rsid="0813e622" style:font-style-asian="normal" style:font-style-complex="normal"/>
    </style:style>
    <style:style style:name="P78" style:family="paragraph" style:parent-style-name="Text_20_body">
      <style:text-properties fo:font-style="normal" officeooo:rsid="083488c3" officeooo:paragraph-rsid="083488c3" style:font-style-asian="normal" style:font-style-complex="normal"/>
    </style:style>
    <style:style style:name="P79" style:family="paragraph" style:parent-style-name="Text_20_body">
      <style:text-properties fo:font-style="normal" officeooo:rsid="0836e49e" officeooo:paragraph-rsid="0836e49e" style:font-style-asian="normal" style:font-style-complex="normal"/>
    </style:style>
    <style:style style:name="P80" style:family="paragraph" style:parent-style-name="Text_20_body">
      <style:text-properties fo:font-style="normal" officeooo:rsid="0836e49e" officeooo:paragraph-rsid="0837cc12" style:font-style-asian="normal" style:font-style-complex="normal"/>
    </style:style>
    <style:style style:name="P81" style:family="paragraph" style:parent-style-name="Text_20_body">
      <style:text-properties fo:font-weight="normal" officeooo:rsid="07a73bc4" officeooo:paragraph-rsid="07a6e1fe" style:font-weight-asian="normal" style:font-weight-complex="normal"/>
    </style:style>
    <style:style style:name="P82" style:family="paragraph" style:parent-style-name="Text_20_body">
      <style:text-properties officeooo:paragraph-rsid="07cb6f35"/>
    </style:style>
    <style:style style:name="P83" style:family="paragraph" style:parent-style-name="Text_20_body">
      <style:text-properties officeooo:paragraph-rsid="07d1fd64"/>
    </style:style>
    <style:style style:name="P84" style:family="paragraph" style:parent-style-name="Text_20_body">
      <style:text-properties officeooo:rsid="07d3a32e" officeooo:paragraph-rsid="07d3a32e"/>
    </style:style>
    <style:style style:name="P85" style:family="paragraph" style:parent-style-name="Text_20_body">
      <style:text-properties officeooo:rsid="05e7b13c" officeooo:paragraph-rsid="074c6a17"/>
    </style:style>
    <style:style style:name="P86" style:family="paragraph" style:parent-style-name="Text_20_body">
      <style:text-properties officeooo:rsid="05e7b13c" officeooo:paragraph-rsid="07f060eb"/>
    </style:style>
    <style:style style:name="P87" style:family="paragraph" style:parent-style-name="Text_20_body">
      <style:text-properties officeooo:rsid="05e7b13c" officeooo:paragraph-rsid="08111fa0"/>
    </style:style>
    <style:style style:name="P88" style:family="paragraph" style:parent-style-name="Text_20_body" style:list-style-name="L1">
      <style:paragraph-properties fo:margin-top="0in" fo:margin-bottom="0in" loext:contextual-spacing="false"/>
    </style:style>
    <style:style style:name="P89" style:family="paragraph" style:parent-style-name="Text_20_body" style:list-style-name="L2">
      <style:paragraph-properties fo:margin-top="0in" fo:margin-bottom="0in" loext:contextual-spacing="false"/>
    </style:style>
    <style:style style:name="P90" style:family="paragraph" style:parent-style-name="Text_20_body">
      <style:paragraph-properties fo:break-before="page"/>
      <style:text-properties officeooo:rsid="05e7b13c" officeooo:paragraph-rsid="08111fa0"/>
    </style:style>
    <style:style style:name="P91" style:family="paragraph" style:parent-style-name="Heading_20_1">
      <style:text-properties fo:font-style="normal" officeooo:rsid="0593affb" officeooo:paragraph-rsid="0593affb" style:font-style-asian="normal" style:font-style-complex="normal"/>
    </style:style>
    <style:style style:name="P92" style:family="paragraph" style:parent-style-name="Heading_20_1">
      <style:text-properties fo:font-style="normal" officeooo:rsid="0593affb" officeooo:paragraph-rsid="0795494b" style:font-style-asian="normal" style:font-style-complex="normal"/>
    </style:style>
    <style:style style:name="P93" style:family="paragraph" style:parent-style-name="Heading_20_1">
      <style:text-properties fo:font-style="normal" officeooo:rsid="0593affb" officeooo:paragraph-rsid="07f4b8fb" style:font-style-asian="normal" style:font-style-complex="normal"/>
    </style:style>
    <style:style style:name="P94" style:family="paragraph" style:parent-style-name="Heading_20_1">
      <style:text-properties fo:font-style="normal" officeooo:rsid="0593affb" officeooo:paragraph-rsid="080115f2" style:font-style-asian="normal" style:font-style-complex="normal"/>
    </style:style>
    <style:style style:name="P95" style:family="paragraph" style:parent-style-name="Table_20_Contents">
      <style:text-properties officeooo:rsid="0743f467" officeooo:paragraph-rsid="0817e7d0"/>
    </style:style>
    <style:style style:name="P96" style:family="paragraph" style:parent-style-name="Table_20_Contents">
      <style:text-properties officeooo:rsid="0743f467" officeooo:paragraph-rsid="0819d343"/>
    </style:style>
    <style:style style:name="P97" style:family="paragraph" style:parent-style-name="Table_20_Contents">
      <style:paragraph-properties fo:text-align="center" style:justify-single-word="false"/>
      <style:text-properties officeooo:rsid="0743f467" officeooo:paragraph-rsid="0819d343"/>
    </style:style>
    <style:style style:name="P98" style:family="paragraph" style:parent-style-name="Table_20_Contents">
      <style:text-properties officeooo:rsid="0743f467" officeooo:paragraph-rsid="081f0f54"/>
    </style:style>
    <style:style style:name="P99" style:family="paragraph" style:parent-style-name="Table_20_Contents">
      <style:text-properties officeooo:rsid="07ce7419" officeooo:paragraph-rsid="07ce7419"/>
    </style:style>
    <style:style style:name="P100" style:family="paragraph" style:parent-style-name="Table_20_Contents">
      <style:text-properties officeooo:rsid="07ce7419" officeooo:paragraph-rsid="081f0f54"/>
    </style:style>
    <style:style style:name="P101" style:family="paragraph" style:parent-style-name="Table_20_Contents">
      <style:text-properties officeooo:rsid="07cf0b9a" officeooo:paragraph-rsid="07cf0b9a"/>
    </style:style>
    <style:style style:name="P102" style:family="paragraph" style:parent-style-name="Table_20_Contents">
      <style:text-properties officeooo:rsid="07cf0b9a" officeooo:paragraph-rsid="0813e622"/>
    </style:style>
    <style:style style:name="P103" style:family="paragraph" style:parent-style-name="Table_20_Contents">
      <style:text-properties officeooo:rsid="07cf0b9a" officeooo:paragraph-rsid="0837cc12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  <style:text-properties officeooo:rsid="07d67c89" officeooo:paragraph-rsid="07d67c89"/>
    </style:style>
    <style:style style:name="P106" style:family="paragraph" style:parent-style-name="Table_20_Contents">
      <style:paragraph-properties fo:text-align="center" style:justify-single-word="false"/>
      <style:text-properties officeooo:rsid="07d80b79" officeooo:paragraph-rsid="07d80b79"/>
    </style:style>
    <style:style style:name="P107" style:family="paragraph" style:parent-style-name="Table_20_Contents">
      <style:text-properties officeooo:rsid="07e29e74" officeooo:paragraph-rsid="07f060eb"/>
    </style:style>
    <style:style style:name="P108" style:family="paragraph" style:parent-style-name="Table_20_Contents">
      <style:text-properties officeooo:rsid="07e48616" officeooo:paragraph-rsid="07f060eb"/>
    </style:style>
    <style:style style:name="P109" style:family="paragraph" style:parent-style-name="Table_20_Contents">
      <style:text-properties officeooo:rsid="07e61cd6" officeooo:paragraph-rsid="07f060eb"/>
    </style:style>
    <style:style style:name="P110" style:family="paragraph" style:parent-style-name="Table_20_Contents">
      <style:text-properties officeooo:rsid="07f35673" officeooo:paragraph-rsid="07f35673"/>
    </style:style>
    <style:style style:name="P111" style:family="paragraph" style:parent-style-name="Table_20_Contents">
      <style:paragraph-properties fo:text-align="center" style:justify-single-word="false"/>
      <style:text-properties officeooo:rsid="0809ba95" officeooo:paragraph-rsid="0809ba95"/>
    </style:style>
    <style:style style:name="P112" style:family="paragraph" style:parent-style-name="Table_20_Contents">
      <style:paragraph-properties fo:text-align="center" style:justify-single-word="false"/>
      <style:text-properties officeooo:rsid="080c13e6" officeooo:paragraph-rsid="080c13e6"/>
    </style:style>
    <style:style style:name="P113" style:family="paragraph" style:parent-style-name="Table_20_Contents">
      <style:paragraph-properties fo:text-align="center" style:justify-single-word="false"/>
      <style:text-properties officeooo:rsid="080eb01a" officeooo:paragraph-rsid="080eb01a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80d89eb" officeooo:paragraph-rsid="080d89eb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80eb01a" officeooo:paragraph-rsid="080eb01a" style:font-weight-asian="bold" style:font-weight-complex="bold"/>
    </style:style>
    <style:style style:name="P116" style:family="paragraph" style:parent-style-name="Table_20_Contents">
      <style:text-properties officeooo:rsid="08399a54" officeooo:paragraph-rsid="08399a54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7579236" style:font-style-asian="normal" style:font-style-complex="normal"/>
    </style:style>
    <style:style style:name="T6" style:family="text">
      <style:text-properties fo:font-style="normal" officeooo:rsid="07583218" style:font-style-asian="normal" style:font-style-complex="normal"/>
    </style:style>
    <style:style style:name="T7" style:family="text">
      <style:text-properties fo:font-style="normal" officeooo:rsid="07606f89" style:font-style-asian="normal" style:font-style-complex="normal"/>
    </style:style>
    <style:style style:name="T8" style:family="text">
      <style:text-properties fo:font-style="normal" officeooo:rsid="076275ea" style:font-style-asian="normal" style:font-style-complex="normal"/>
    </style:style>
    <style:style style:name="T9" style:family="text">
      <style:text-properties fo:font-style="normal" officeooo:rsid="077eeccb" style:font-style-asian="normal" style:font-style-complex="normal"/>
    </style:style>
    <style:style style:name="T10" style:family="text">
      <style:text-properties fo:font-style="normal" officeooo:rsid="078066e9" style:font-style-asian="normal" style:font-style-complex="normal"/>
    </style:style>
    <style:style style:name="T11" style:family="text">
      <style:text-properties fo:font-style="normal" officeooo:rsid="07860974" style:font-style-asian="normal" style:font-style-complex="normal"/>
    </style:style>
    <style:style style:name="T12" style:family="text">
      <style:text-properties fo:font-style="normal" officeooo:rsid="078dd46d" style:font-style-asian="normal" style:font-style-complex="normal"/>
    </style:style>
    <style:style style:name="T13" style:family="text">
      <style:text-properties fo:font-style="normal" officeooo:rsid="078e4cd9" style:font-style-asian="normal" style:font-style-complex="normal"/>
    </style:style>
    <style:style style:name="T14" style:family="text">
      <style:text-properties fo:font-style="normal" officeooo:rsid="078f9710" style:font-style-asian="normal" style:font-style-complex="normal"/>
    </style:style>
    <style:style style:name="T15" style:family="text">
      <style:text-properties fo:font-style="normal" officeooo:rsid="07ab2e51" style:font-style-asian="normal" style:font-style-complex="normal"/>
    </style:style>
    <style:style style:name="T16" style:family="text">
      <style:text-properties fo:font-style="normal" officeooo:rsid="07acc8cc" style:font-style-asian="normal" style:font-style-complex="normal"/>
    </style:style>
    <style:style style:name="T17" style:family="text">
      <style:text-properties fo:font-style="normal" officeooo:rsid="07ad2e2e" style:font-style-asian="normal" style:font-style-complex="normal"/>
    </style:style>
    <style:style style:name="T18" style:family="text">
      <style:text-properties fo:font-style="normal" officeooo:rsid="07cb6f35" style:font-style-asian="normal" style:font-style-complex="normal"/>
    </style:style>
    <style:style style:name="T19" style:family="text">
      <style:text-properties fo:font-style="normal" officeooo:rsid="07ce72c9" style:font-style-asian="normal" style:font-style-complex="normal"/>
    </style:style>
    <style:style style:name="T20" style:family="text">
      <style:text-properties fo:font-style="normal" officeooo:rsid="07df1c59" style:font-style-asian="normal" style:font-style-complex="normal"/>
    </style:style>
    <style:style style:name="T21" style:family="text">
      <style:text-properties fo:font-style="normal" officeooo:rsid="07ecf7bb" style:font-style-asian="normal" style:font-style-complex="normal"/>
    </style:style>
    <style:style style:name="T22" style:family="text">
      <style:text-properties fo:font-style="normal" officeooo:rsid="07f35673" style:font-style-asian="normal" style:font-style-complex="normal"/>
    </style:style>
    <style:style style:name="T23" style:family="text">
      <style:text-properties fo:font-style="normal" officeooo:rsid="0815ebda" style:font-style-asian="normal" style:font-style-complex="normal"/>
    </style:style>
    <style:style style:name="T24" style:family="text">
      <style:text-properties fo:font-style="normal" officeooo:rsid="0811ff4e" style:font-style-asian="normal" style:font-style-complex="normal"/>
    </style:style>
    <style:style style:name="T25" style:family="text">
      <style:text-properties fo:font-style="normal" fo:font-weight="normal" officeooo:rsid="0755b6b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770085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7754a5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775cae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7ba626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7bb28f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7bb4b3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7bcbc1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7bd94e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7c02bd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7c0d9b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7c16d9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7c2f54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7cb6f3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7df1c5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7f7416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7fa873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8023115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80489f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804d73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7ce72c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8141bf3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819bea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819d34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81d52c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824e87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826ea1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82bff8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82f218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830932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8326d0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officeooo:rsid="07ba6262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7bb4b3c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7bd94ea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7c02bde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7cb6f35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7d1fd64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7df1c59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7fa8736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804d733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817e7d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824e876" style:font-style-asian="normal" style:font-weight-asian="bold" style:font-style-complex="normal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6c1a0a4" style:font-weight-asian="normal" style:font-weight-complex="normal"/>
    </style:style>
    <style:style style:name="T69" style:family="text">
      <style:text-properties fo:font-weight="normal" officeooo:rsid="076a27ab" style:font-weight-asian="normal" style:font-weight-complex="normal"/>
    </style:style>
    <style:style style:name="T70" style:family="text">
      <style:text-properties fo:font-weight="normal" officeooo:rsid="076b177c" style:font-weight-asian="normal" style:font-weight-complex="normal"/>
    </style:style>
    <style:style style:name="T71" style:family="text">
      <style:text-properties fo:font-weight="normal" officeooo:rsid="078074ca" style:font-weight-asian="normal" style:font-weight-complex="normal"/>
    </style:style>
    <style:style style:name="T72" style:family="text">
      <style:text-properties fo:font-weight="normal" officeooo:rsid="07814eb3" style:font-weight-asian="normal" style:font-weight-complex="normal"/>
    </style:style>
    <style:style style:name="T73" style:family="text">
      <style:text-properties fo:font-weight="normal" officeooo:rsid="07893c47" style:font-weight-asian="normal" style:font-weight-complex="normal"/>
    </style:style>
    <style:style style:name="T74" style:family="text">
      <style:text-properties fo:font-weight="normal" officeooo:rsid="07a73bc4" style:font-weight-asian="normal" style:font-weight-complex="normal"/>
    </style:style>
    <style:style style:name="T75" style:family="text">
      <style:text-properties fo:font-weight="normal" officeooo:rsid="07f0b3eb" style:font-weight-asian="normal" style:font-weight-complex="normal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7606f89" style:font-style-asian="italic" style:font-style-complex="italic"/>
    </style:style>
    <style:style style:name="T78" style:family="text">
      <style:text-properties fo:font-style="italic" officeooo:rsid="078066e9" style:font-style-asian="italic" style:font-style-complex="italic"/>
    </style:style>
    <style:style style:name="T79" style:family="text">
      <style:text-properties fo:font-style="italic" officeooo:rsid="07860974" style:font-style-asian="italic" style:font-style-complex="italic"/>
    </style:style>
    <style:style style:name="T80" style:family="text">
      <style:text-properties fo:font-style="italic" officeooo:rsid="078dd46d" style:font-style-asian="italic" style:font-style-complex="italic"/>
    </style:style>
    <style:style style:name="T81" style:family="text">
      <style:text-properties fo:font-style="italic" officeooo:rsid="078e4cd9" style:font-style-asian="italic" style:font-style-complex="italic"/>
    </style:style>
    <style:style style:name="T82" style:family="text">
      <style:text-properties fo:font-style="italic" officeooo:rsid="078f9710" style:font-style-asian="italic" style:font-style-complex="italic"/>
    </style:style>
    <style:style style:name="T83" style:family="text">
      <style:text-properties fo:font-style="italic" officeooo:rsid="07ab2e51" style:font-style-asian="italic" style:font-style-complex="italic"/>
    </style:style>
    <style:style style:name="T84" style:family="text">
      <style:text-properties fo:font-style="italic" officeooo:rsid="07acc8cc" style:font-style-asian="italic" style:font-style-complex="italic"/>
    </style:style>
    <style:style style:name="T85" style:family="text">
      <style:text-properties fo:font-style="italic" officeooo:rsid="07ad2e2e" style:font-style-asian="italic" style:font-style-complex="italic"/>
    </style:style>
    <style:style style:name="T86" style:family="text">
      <style:text-properties fo:font-style="italic" officeooo:rsid="07df1c59" style:font-style-asian="italic" style:font-style-complex="italic"/>
    </style:style>
    <style:style style:name="T87" style:family="text">
      <style:text-properties fo:font-style="italic" officeooo:rsid="0815ebda" style:font-style-asian="italic" style:font-style-complex="italic"/>
    </style:style>
    <style:style style:name="T88" style:family="text">
      <style:text-properties fo:font-style="italic" fo:font-weight="normal" officeooo:rsid="0775caeb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7762fb2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777e2eb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7893c47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7ba6262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7bb4b3c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7bcbc15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7bd94ea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7c02bde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7c16d9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7c2f543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824e876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826ea17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82bff8c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82f218d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8309321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801c730" style:font-style-asian="italic" style:font-weight-asian="bold" style:font-style-complex="italic" style:font-weight-complex="bold"/>
    </style:style>
    <style:style style:name="T106" style:family="text">
      <style:text-properties fo:font-style="italic" style:text-underline-style="none" fo:font-weight="normal" officeooo:rsid="0819d343" style:font-style-asian="italic" style:font-weight-asian="normal" style:font-style-complex="italic" style:font-weight-complex="normal"/>
    </style:style>
    <style:style style:name="T107" style:family="text">
      <style:text-properties officeooo:rsid="06923a9c"/>
    </style:style>
    <style:style style:name="T108" style:family="text">
      <style:text-properties officeooo:rsid="06c1a0a4"/>
    </style:style>
    <style:style style:name="T109" style:family="text">
      <style:text-properties officeooo:rsid="0736b4ae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76c15bc" style:font-weight-asian="bold" style:font-weight-complex="bold"/>
    </style:style>
    <style:style style:name="T112" style:family="text">
      <style:text-properties fo:font-weight="bold" officeooo:rsid="07814eb3" style:font-weight-asian="bold" style:font-weight-complex="bold"/>
    </style:style>
    <style:style style:name="T113" style:family="text">
      <style:text-properties officeooo:rsid="075d0418"/>
    </style:style>
    <style:style style:name="T114" style:family="text">
      <style:text-properties officeooo:rsid="075fe416"/>
    </style:style>
    <style:style style:name="T115" style:family="text">
      <style:text-properties officeooo:rsid="0765f656"/>
    </style:style>
    <style:style style:name="T116" style:family="text">
      <style:text-properties officeooo:rsid="0768316c"/>
    </style:style>
    <style:style style:name="T117" style:family="text">
      <style:text-properties officeooo:rsid="078d2c93"/>
    </style:style>
    <style:style style:name="T118" style:family="text">
      <style:text-properties officeooo:rsid="0795494b"/>
    </style:style>
    <style:style style:name="T119" style:family="text">
      <style:text-properties officeooo:rsid="07b2190a"/>
    </style:style>
    <style:style style:name="T120" style:family="text">
      <style:text-properties officeooo:rsid="07b4391b"/>
    </style:style>
    <style:style style:name="T121" style:family="text">
      <style:text-properties officeooo:rsid="07b5e4ba"/>
    </style:style>
    <style:style style:name="T122" style:family="text">
      <style:text-properties officeooo:rsid="07ce7419"/>
    </style:style>
    <style:style style:name="T123" style:family="text">
      <style:text-properties officeooo:rsid="07d0edd7"/>
    </style:style>
    <style:style style:name="T124" style:family="text">
      <style:text-properties officeooo:rsid="07df1c59"/>
    </style:style>
    <style:style style:name="T125" style:family="text">
      <style:text-properties officeooo:rsid="07f060eb"/>
    </style:style>
    <style:style style:name="T126" style:family="text">
      <style:text-properties officeooo:rsid="07f24822"/>
    </style:style>
    <style:style style:name="T127" style:family="text">
      <style:text-properties officeooo:rsid="07f4b8fb"/>
    </style:style>
    <style:style style:name="T128" style:family="text">
      <style:text-properties officeooo:rsid="07ffddb6"/>
    </style:style>
    <style:style style:name="T129" style:family="text">
      <style:text-properties officeooo:rsid="080115f2"/>
    </style:style>
    <style:style style:name="T130" style:family="text">
      <style:text-properties officeooo:rsid="08111fa0"/>
    </style:style>
    <style:style style:name="T131" style:family="text">
      <style:text-properties officeooo:rsid="0815ebda"/>
    </style:style>
    <style:style style:name="T132" style:family="text">
      <style:text-properties officeooo:rsid="08216298"/>
    </style:style>
    <style:style style:name="T133" style:family="text">
      <style:text-properties officeooo:rsid="08365743"/>
    </style:style>
    <style:style style:name="T134" style:family="text">
      <style:text-properties officeooo:rsid="083e4189"/>
    </style:style>
    <style:style style:name="T135" style:family="text">
      <style:text-properties officeooo:rsid="083e5b60"/>
    </style:style>
    <style:style style:name="T136" style:family="text">
      <style:text-properties officeooo:rsid="084045ab"/>
    </style:style>
    <style:style style:name="T137" style:family="text">
      <style:text-properties officeooo:rsid="0840853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1" text:outline-level="1">Section 1: <text:span text:style-name="T109">Predicates</text:span></text:h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47"><text:span text:style-name="Emphasis"><text:span text:style-name="T29">A statement of the form “if </text:span></text:span><text:span text:style-name="Emphasis"><text:span text:style-name="T92">p</text:span></text:span><text:span text:style-name="Emphasis"><text:span text:style-name="T29"> is true, then </text:span></text:span><text:span text:style-name="Emphasis"><text:span text:style-name="T92">q</text:span></text:span><text:span text:style-name="Emphasis"><text:span text:style-name="T29"> is true” is called an </text:span></text:span><text:span text:style-name="Emphasis"><text:span text:style-name="T56">implication</text:span></text:span><text:span text:style-name="Emphasis"><text:span text:style-name="T29">.</text:span></text:span></text:p>
            <text:p text:style-name="P47"><text:span text:style-name="Emphasis"><text:span text:style-name="T29"/></text:span></text:p>
            <text:p text:style-name="P48"><text:span text:style-name="Emphasis"><text:span text:style-name="T30">We write an implication as </text:span></text:span><text:span text:style-name="Emphasis"><text:span text:style-name="T30"><draw:frame draw:style-name="fr1" draw:name="Object24" text:anchor-type="as-char" svg:y="-0.1484in" svg:width="0.4209in" svg:height="0.1839in" draw:z-index="0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Emphasis"><text:span text:style-name="T30">, </text:span></text:span><text:span text:style-name="Emphasis"><text:span text:style-name="T31">which is read “</text:span></text:span><text:span text:style-name="Emphasis"><text:span text:style-name="T93">p</text:span></text:span><text:span text:style-name="Emphasis"><text:span text:style-name="T31"> </text:span></text:span><text:span text:style-name="Emphasis"><text:span text:style-name="T57">implies</text:span></text:span><text:span text:style-name="Emphasis"><text:span text:style-name="T31"> </text:span></text:span><text:span text:style-name="Emphasis"><text:span text:style-name="T93">q</text:span></text:span><text:span text:style-name="Emphasis"><text:span text:style-name="T31">”.</text:span></text:span></text:p>
            <text:p text:style-name="P48"><text:span text:style-name="Emphasis"><text:span text:style-name="T31"/></text:span></text:p>
            <text:p text:style-name="P49"><text:span text:style-name="Emphasis"><text:span text:style-name="T32">In the statement “if </text:span></text:span><text:span text:style-name="Emphasis"><text:span text:style-name="T94">p</text:span></text:span><text:span text:style-name="Emphasis"><text:span text:style-name="T32">, then </text:span></text:span><text:span text:style-name="Emphasis"><text:span text:style-name="T94">q</text:span></text:span><text:span text:style-name="Emphasis"><text:span text:style-name="T32">” (</text:span></text:span><text:span text:style-name="Emphasis"><text:span text:style-name="T32"><draw:frame draw:style-name="fr1" draw:name="Object25" text:anchor-type="as-char" svg:y="-0.1484in" svg:width="0.4209in" svg:height="0.1839in" draw:z-index="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Emphasis"><text:span text:style-name="T32">), </text:span></text:span><text:span text:style-name="Emphasis"><text:span text:style-name="T33">we call </text:span></text:span><text:span text:style-name="Emphasis"><text:span text:style-name="T95">p</text:span></text:span><text:span text:style-name="Emphasis"><text:span text:style-name="T33"> the </text:span></text:span><text:span text:style-name="Emphasis"><text:span text:style-name="T58">hypothesis</text:span></text:span><text:span text:style-name="Emphasis"><text:span text:style-name="T33"> and </text:span></text:span><text:span text:style-name="Emphasis"><text:span text:style-name="T95">q</text:span></text:span><text:span text:style-name="Emphasis"><text:span text:style-name="T33"> the </text:span></text:span><text:span text:style-name="Emphasis"><text:span text:style-name="T58">conclusion</text:span></text:span><text:span text:style-name="Emphasis"><text:span text:style-name="T33">.</text:span></text:span></text:p>
            <text:p text:style-name="P49"><text:span text:style-name="Emphasis"><text:span text:style-name="T33"/></text:span></text:p>
            <text:p text:style-name="P50"><text:span text:style-name="Emphasis"><text:span text:style-name="T59">Example:</text:span></text:span></text:p>
            <text:p text:style-name="Text_20_body"><text:span text:style-name="Emphasis"><text:span text:style-name="T96">p</text:span></text:span><text:span text:style-name="Emphasis"><text:span text:style-name="T34"> represents “</text:span></text:span><text:span text:style-name="Emphasis"><text:span text:style-name="T96">x</text:span></text:span><text:span text:style-name="Emphasis"><text:span text:style-name="T34">’s age is </text:span></text:span><text:span text:style-name="Emphasis"><text:span text:style-name="T35">less than 13”,<text:tab/></text:span></text:span><text:span text:style-name="Emphasis"><text:span text:style-name="T97">q</text:span></text:span><text:span text:style-name="Emphasis"><text:span text:style-name="T36"> represents “ticket price is discounted”</text:span></text:span></text:p>
            <text:p text:style-name="Text_20_body"><text:span text:style-name="Emphasis"><text:span text:style-name="T36"><draw:frame draw:style-name="fr1" draw:name="Object26" text:anchor-type="as-char" svg:y="-0.1484in" svg:width="0.4209in" svg:height="0.1839in" draw:z-index="2"><draw:object xlink:href="./Object 26" xlink:type="simple" xlink:show="embed" xlink:actuate="onLoad"/><draw:image xlink:href="./ObjectReplacements/Object 26" xlink:type="simple" xlink:show="embed" xlink:actuate="onLoad"/></draw:frame></text:span></text:span><text:span text:style-name="Emphasis"><text:span text:style-name="T36"> </text:span></text:span><text:span text:style-name="Emphasis"><text:span text:style-name="T37">means “if </text:span></text:span><text:span text:style-name="Emphasis"><text:span text:style-name="T98">x</text:span></text:span><text:span text:style-name="Emphasis"><text:span text:style-name="T37">’s age is less than 13, then they get a discounted ticket price.”</text:span></text:span>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Exercise 1</text:p>
          </table:table-cell>
          <table:table-cell table:style-name="Table1.A1" office:value-type="string">
            <text:p text:style-name="P9"><text:span text:style-name="T121">15</text:span>%</text:p>
          </table:table-cell>
        </table:table-row>
      </table:table>
      <text:p text:style-name="Standard"/>
      <text:p text:style-name="P82"><text:span text:style-name="T18">Write the following as a statement of formal propositional logic. Assign </text:span><text:span text:style-name="T60">variable names</text:span><text:span text:style-name="T38"> to the simple phrases, and write the statements with the logical connectives </text:span><text:span text:style-name="T38"><draw:frame draw:style-name="fr1" draw:name="Object27" text:anchor-type="as-char" svg:y="-0.1484in" svg:width="1.1693in" svg:height="0.1839in" draw:z-index="3"><draw:object xlink:href="./Object 27" xlink:type="simple" xlink:show="embed" xlink:actuate="onLoad"/><draw:image xlink:href="./ObjectReplacements/Object 27" xlink:type="simple" xlink:show="embed" xlink:actuate="onLoad"/></draw:frame></text:span><text:span text:style-name="T38">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4">(a) <text:span text:style-name="T19">If you don’t attend the concert, you will get an F for the course.</text:span></text:p>
          </table:table-cell>
        </table:table-row>
        <table:table-row>
          <table:table-cell table:style-name="Table3.A1" office:value-type="string">
            <text:p text:style-name="P99">(b) If age is greater than or equal to 18, and is a veteran, then ticket price is discounted.</text:p>
          </table:table-cell>
        </table:table-row>
        <table:table-row>
          <table:table-cell table:style-name="Table3.A1" office:value-type="string">
            <text:p text:style-name="P101">(c) If <text:span text:style-name="T123">age is greater than or equal to 18, and is not a veteran, then ticket price is not discounted.</text:span>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3"><text:span text:style-name="Emphasis"><text:span text:style-name="T61">Truth for implications</text:span></text:span></text:p>
            <text:p text:style-name="P83">For a statement of the form "if <text:span text:style-name="Strong_20_Emphasis">hypothesis</text:span>, then <text:span text:style-name="Strong_20_Emphasis">conclusion</text:span>" to be FALSE, it must be the case that the <text:span text:style-name="Strong_20_Emphasis">hypothesis</text:span> is true while the <text:span text:style-name="Strong_20_Emphasis">conclusion</text:span> is false. Otherwise, the statement is TRUE.</text:p>
            <text:p text:style-name="P84">The truth table is as follows:</text:p>
            <table:table table:name="Table16" table:style-name="Table16">
              <table:table-column table:style-name="Table16.A" table:number-columns-repeated="2"/>
              <table:table-column table:style-name="Table16.C"/>
              <table:table-column table:style-name="Table16.D"/>
              <table:table-row>
                <table:table-cell table:style-name="Table16.A1" office:value-type="string">
                  <text:p text:style-name="P104"><draw:frame draw:style-name="fr1" draw:name="Object5" text:anchor-type="as-char" svg:y="-0.1484in" svg:width="0.1835in" svg:height="0.1839in" draw:z-index="4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  <table:table-cell table:style-name="Table16.A1" office:value-type="string">
                  <text:p text:style-name="P104"><draw:frame draw:style-name="fr1" draw:name="Object6" text:anchor-type="as-char" svg:y="-0.1484in" svg:width="0.1693in" svg:height="0.1846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able:table-cell>
                <table:table-cell table:style-name="Table16.C1" office:value-type="string">
                  <text:p text:style-name="P104"/>
                </table:table-cell>
                <table:table-cell table:style-name="Table16.D1" office:value-type="string">
                  <text:p text:style-name="P104"><draw:frame draw:style-name="fr1" draw:name="Object7" text:anchor-type="as-char" svg:y="-0.1484in" svg:width="0.422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  <table:table-row>
                <table:table-cell table:style-name="Table16.A5" office:value-type="string">
                  <text:p text:style-name="P105">T</text:p>
                </table:table-cell>
                <table:table-cell table:style-name="Table16.B5" office:value-type="string">
                  <text:p text:style-name="P105">T</text:p>
                </table:table-cell>
                <table:table-cell table:style-name="Table16.C2" office:value-type="string">
                  <text:p text:style-name="P104"/>
                </table:table-cell>
                <table:table-cell table:style-name="Table16.D5" office:value-type="string">
                  <text:p text:style-name="P106">T</text:p>
                </table:table-cell>
              </table:table-row>
              <table:table-row>
                <table:table-cell table:style-name="Table16.A5" office:value-type="string">
                  <text:p text:style-name="P105">T</text:p>
                </table:table-cell>
                <table:table-cell table:style-name="Table16.B5" office:value-type="string">
                  <text:p text:style-name="P105">F</text:p>
                </table:table-cell>
                <table:table-cell table:style-name="Table16.C2" office:value-type="string">
                  <text:p text:style-name="P104"/>
                </table:table-cell>
                <table:table-cell table:style-name="Table16.D5" office:value-type="string">
                  <text:p text:style-name="P106">F</text:p>
                </table:table-cell>
              </table:table-row>
              <table:table-row>
                <table:table-cell table:style-name="Table16.A5" office:value-type="string">
                  <text:p text:style-name="P105">F</text:p>
                </table:table-cell>
                <table:table-cell table:style-name="Table16.B5" office:value-type="string">
                  <text:p text:style-name="P105">T</text:p>
                </table:table-cell>
                <table:table-cell table:style-name="Table16.C2" office:value-type="string">
                  <text:p text:style-name="P104"/>
                </table:table-cell>
                <table:table-cell table:style-name="Table16.D5" office:value-type="string">
                  <text:p text:style-name="P106">T</text:p>
                </table:table-cell>
              </table:table-row>
              <table:table-row>
                <table:table-cell table:style-name="Table16.A5" office:value-type="string">
                  <text:p text:style-name="P105">F</text:p>
                </table:table-cell>
                <table:table-cell table:style-name="Table16.B5" office:value-type="string">
                  <text:p text:style-name="P105">F</text:p>
                </table:table-cell>
                <table:table-cell table:style-name="Table16.C2" office:value-type="string">
                  <text:p text:style-name="P104"/>
                </table:table-cell>
                <table:table-cell table:style-name="Table16.D5" office:value-type="string">
                  <text:p text:style-name="P106">T</text:p>
                </table:table-cell>
              </table:table-row>
            </table:table>
            <text:p text:style-name="Standard"/>
            <text:p text:style-name="Standard">Does this seem weird? <text:span text:style-name="T124">The only </text:span><text:span text:style-name="T86">false</text:span><text:span text:style-name="T20"> result is if the </text:span><text:span text:style-name="T62">hypothesis is true</text:span><text:span text:style-name="T39"> and the </text:span><text:span text:style-name="T62">conclusion is false</text:span><text:span text:style-name="T39">. Think of this as, if the hypothesis is false, then our question is pointless anyway – it doesn’t affect the conclusion at all.</text:span></text:p>
          </table:table-cell>
        </table:table-row>
      </table:table>
      <text:p text:style-name="P85"/>
      <text:p text:style-name="P86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Exercise <text:span text:style-name="T107">2</text:span></text:p>
          </table:table-cell>
          <table:table-cell table:style-name="Table4.A1" office:value-type="string">
            <text:p text:style-name="P54"><text:span text:style-name="T134">30</text:span>%</text:p>
          </table:table-cell>
        </table:table-row>
      </table:table>
      <text:p text:style-name="P57"/>
      <text:p text:style-name="P72"><text:span text:style-name="T67">Complete the truth tables for the given compound expressions.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7">(a) <draw:frame draw:style-name="fr1" draw:name="Object1" text:anchor-type="as-char" svg:y="-0.152in" svg:width="0.7717in" svg:height="0.1992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9.A1" office:value-type="string">
            <text:p text:style-name="P108"><text:span text:style-name="T5">(</text:span><text:span text:style-name="T21">b</text:span><text:span text:style-name="T4">) </text:span><text:span text:style-name="T4"><draw:frame draw:style-name="fr1" draw:name="Object2" text:anchor-type="as-char" svg:y="-0.152in" svg:width="0.7728in" svg:height="0.2008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/table:table-cell>
          <table:table-cell table:style-name="Table9.A1" office:value-type="string">
            <text:p text:style-name="P109"><text:span text:style-name="T6">(</text:span><text:span text:style-name="T21">c</text:span><text:span text:style-name="T4">) </text:span><text:span text:style-name="T4"><draw:frame draw:style-name="fr1" draw:name="Object3" text:anchor-type="as-char" svg:y="-0.152in" svg:width="0.7575in" svg:height="0.2008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/table:table-cell>
        </table:table-row>
      </table:table>
      <text:p text:style-name="P72"><text:span text:style-name="T67"/></text:p>
      <text:p text:style-name="P8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1">Exercise <text:span text:style-name="T125">3</text:span></text:p>
          </table:table-cell>
          <table:table-cell table:style-name="Table17.A1" office:value-type="string">
            <text:p text:style-name="P54"><text:span text:style-name="T135">24</text:span>%</text:p>
          </table:table-cell>
        </table:table-row>
      </table:table>
      <text:p text:style-name="P57"/>
      <text:p text:style-name="P73"><text:span text:style-name="T67">Write each of the following predicate using the simple predicates </text:span><text:span text:style-name="T75">x &gt; 0 and y &gt; 0 along with the propositional connectives </text:span><text:span text:style-name="T75"><draw:frame draw:style-name="fr1" draw:name="Object30" text:anchor-type="as-char" svg:y="-0.1484in" svg:width="1.1693in" svg:height="0.1839in" draw:z-index="1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75">.</text:span></text:p>
      <table:table table:name="Table19" table:style-name="Table19">
        <table:table-column table:style-name="Table19.A" table:number-columns-repeated="2"/>
        <table:table-row table:style-name="Table19.1">
          <table:table-cell table:style-name="Table19.A1" office:value-type="string">
            <text:p text:style-name="P107">(a) <text:span text:style-name="T126">If x is positive, then y is positive.</text:span></text:p>
          </table:table-cell>
          <table:table-cell table:style-name="Table19.A1" office:value-type="string">
            <text:p text:style-name="P108"><text:span text:style-name="T5">(</text:span><text:span text:style-name="T21">b</text:span><text:span text:style-name="T4">) </text:span><text:span text:style-name="T22">If x is positive, then y is not positive.</text:span></text:p>
          </table:table-cell>
        </table:table-row>
        <table:table-row table:style-name="Table19.1">
          <table:table-cell table:style-name="Table19.A1" office:value-type="string">
            <text:p text:style-name="P110">(c) If x is not positive, then y is positive.</text:p>
          </table:table-cell>
          <table:table-cell table:style-name="Table19.A1" office:value-type="string">
            <text:p text:style-name="P110">(d) If x is not positive, then y is not positive.</text:p>
          </table:table-cell>
        </table:table-row>
      </table:table>
      <text:p text:style-name="P73"><text:span text:style-name="T75"/></text:p>
      <text:h text:style-name="P94" text:outline-level="1">Section <text:span text:style-name="T129">2</text:span>: <text:span text:style-name="T129">Negations of Implications</text:span></text:h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0"><text:span text:style-name="Emphasis"><text:span text:style-name="T105">Proposition 1</text:span></text:span></text:p>
            <text:p text:style-name="P61"><text:span text:style-name="Emphasis"><text:span text:style-name="T42">The negation of the implication </text:span></text:span><text:span text:style-name="Emphasis"><text:span text:style-name="T42"><draw:frame draw:style-name="fr1" draw:name="Object32" text:anchor-type="as-char" svg:y="-0.1484in" svg:width="0.4209in" svg:height="0.1839in" draw:z-index="15"><draw:object xlink:href="./Object 32" xlink:type="simple" xlink:show="embed" xlink:actuate="onLoad"/><draw:image xlink:href="./ObjectReplacements/Object 32" xlink:type="simple" xlink:show="embed" xlink:actuate="onLoad"/></draw:frame></text:span></text:span><text:span text:style-name="Emphasis"><text:span text:style-name="T43">is the statement </text:span></text:span><text:span text:style-name="Emphasis"><text:span text:style-name="T43"><draw:frame draw:style-name="fr1" draw:name="Object33" text:anchor-type="as-char" svg:y="-0.152in" svg:width="0.6425in" svg:height="0.2008in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Emphasis"><text:span text:style-name="T43">.</text:span></text:span></text:p>
            <text:p text:style-name="P61"><text:span text:style-name="Emphasis"><text:span text:style-name="T43"/></text:span></text:p>
            <text:p text:style-name="P62"><text:span text:style-name="Emphasis"><text:span text:style-name="T44">We can see this through a truth table:</text:span></text:span></text:p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column table:style-name="Table21.D"/>
              <table:table-column table:style-name="Table21.E"/>
              <table:table-column table:style-name="Table21.F"/>
              <table:table-column table:style-name="Table21.G"/>
              <table:table-column table:style-name="Table21.H"/>
              <table:table-row>
                <table:table-cell table:style-name="Table21.A1" office:value-type="string">
                  <text:p text:style-name="P104"><draw:frame draw:style-name="fr1" draw:name="Object34" text:anchor-type="as-char" svg:y="-0.1484in" svg:width="0.1835in" svg:height="0.1839in" draw:z-index="17"><draw:object xlink:href="./Object 34" xlink:type="simple" xlink:show="embed" xlink:actuate="onLoad"/><draw:image xlink:href="./ObjectReplacements/Object 34" xlink:type="simple" xlink:show="embed" xlink:actuate="onLoad"/></draw:frame></text:p>
                </table:table-cell>
                <table:table-cell table:style-name="Table21.A1" office:value-type="string">
                  <text:p text:style-name="P104"><draw:frame draw:style-name="fr1" draw:name="Object35" text:anchor-type="as-char" svg:y="-0.1484in" svg:width="0.1693in" svg:height="0.1846in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  </table:table-cell>
                <table:table-cell table:style-name="Table21.C1" office:value-type="string">
                  <text:p text:style-name="P104"/>
                </table:table-cell>
                <table:table-cell table:style-name="Table21.A1" office:value-type="string">
                  <text:p text:style-name="P104"><draw:frame draw:style-name="fr1" draw:name="Object36" text:anchor-type="as-char" svg:y="-0.1484in" svg:width="0.422in" svg:height="0.1846in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  </table:table-cell>
                <table:table-cell table:style-name="Table21.E1" office:value-type="string">
                  <text:p text:style-name="P104"><draw:frame draw:style-name="fr1" draw:name="Object37" text:anchor-type="as-char" svg:y="-0.152in" svg:width="0.6516in" svg:height="0.2008in" draw:z-index="2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  </table:table-cell>
                <table:table-cell table:style-name="Table21.C1" office:value-type="string">
                  <text:p text:style-name="P104"/>
                </table:table-cell>
                <table:table-cell table:style-name="Table21.A1" office:value-type="string">
                  <text:p text:style-name="P104"><draw:frame draw:style-name="fr1" draw:name="Object38" text:anchor-type="as-char" svg:y="-0.1484in" svg:width="0.278in" svg:height="0.1846in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    </table:table-cell>
                <table:table-cell table:style-name="Table21.H1" office:value-type="string">
                  <text:p text:style-name="P104"><draw:frame draw:style-name="fr1" draw:name="Object39" text:anchor-type="as-char" svg:y="-0.1484in" svg:width="0.5209in" svg:height="0.1846in" draw:z-index="2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    </table:table-cell>
              </table:table-row>
              <table:table-row>
                <table:table-cell table:style-name="Table21.A5" office:value-type="string">
                  <text:p text:style-name="P111">T</text:p>
                </table:table-cell>
                <table:table-cell table:style-name="Table21.B5" office:value-type="string">
                  <text:p text:style-name="P111">T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D5" office:value-type="string">
                  <text:p text:style-name="P112">T</text:p>
                </table:table-cell>
                <table:table-cell table:style-name="Table21.E2" office:value-type="string">
                  <text:p text:style-name="P114">F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G5" office:value-type="string">
                  <text:p text:style-name="P113">F</text:p>
                </table:table-cell>
                <table:table-cell table:style-name="Table21.H2" office:value-type="string">
                  <text:p text:style-name="P115">F</text:p>
                </table:table-cell>
              </table:table-row>
              <table:table-row>
                <table:table-cell table:style-name="Table21.A5" office:value-type="string">
                  <text:p text:style-name="P111">T</text:p>
                </table:table-cell>
                <table:table-cell table:style-name="Table21.B5" office:value-type="string">
                  <text:p text:style-name="P111">F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D5" office:value-type="string">
                  <text:p text:style-name="P112">F</text:p>
                </table:table-cell>
                <table:table-cell table:style-name="Table21.E2" office:value-type="string">
                  <text:p text:style-name="P114">T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G5" office:value-type="string">
                  <text:p text:style-name="P113">T</text:p>
                </table:table-cell>
                <table:table-cell table:style-name="Table21.H2" office:value-type="string">
                  <text:p text:style-name="P115">T</text:p>
                </table:table-cell>
              </table:table-row>
              <table:table-row>
                <table:table-cell table:style-name="Table21.A5" office:value-type="string">
                  <text:p text:style-name="P111">F</text:p>
                </table:table-cell>
                <table:table-cell table:style-name="Table21.B5" office:value-type="string">
                  <text:p text:style-name="P111">T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D5" office:value-type="string">
                  <text:p text:style-name="P112">T</text:p>
                </table:table-cell>
                <table:table-cell table:style-name="Table21.E2" office:value-type="string">
                  <text:p text:style-name="P114">F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G5" office:value-type="string">
                  <text:p text:style-name="P113">F</text:p>
                </table:table-cell>
                <table:table-cell table:style-name="Table21.H2" office:value-type="string">
                  <text:p text:style-name="P115">F</text:p>
                </table:table-cell>
              </table:table-row>
              <table:table-row>
                <table:table-cell table:style-name="Table21.A5" office:value-type="string">
                  <text:p text:style-name="P111">F</text:p>
                </table:table-cell>
                <table:table-cell table:style-name="Table21.B5" office:value-type="string">
                  <text:p text:style-name="P111">F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D5" office:value-type="string">
                  <text:p text:style-name="P112">T</text:p>
                </table:table-cell>
                <table:table-cell table:style-name="Table21.E2" office:value-type="string">
                  <text:p text:style-name="P114">F</text:p>
                </table:table-cell>
                <table:table-cell table:style-name="Table21.C2" office:value-type="string">
                  <text:p text:style-name="P104"/>
                </table:table-cell>
                <table:table-cell table:style-name="Table21.G5" office:value-type="string">
                  <text:p text:style-name="P113">T</text:p>
                </table:table-cell>
                <table:table-cell table:style-name="Table21.H2" office:value-type="string">
                  <text:p text:style-name="P115">F</text:p>
                </table:table-cell>
              </table:table-row>
            </table:table>
            <text:p text:style-name="P62"><text:span text:style-name="Emphasis"><text:span text:style-name="T44"/></text:span></text:p>
            <text:p text:style-name="P62"><text:span text:style-name="Emphasis"><text:span text:style-name="T44">Note that the negation of an implication is </text:span></text:span><text:span text:style-name="Emphasis"><text:span text:style-name="T64">not an implication!</text:span></text:span></text:p>
            <text:p text:style-name="P62"><text:span text:style-name="Emphasis"><text:span text:style-name="T64"/></text:span></text:p>
            <text:p text:style-name="P64"><text:span text:style-name="Emphasis"><text:span text:style-name="T65">Example</text:span></text:span></text:p>
            <text:p text:style-name="P95"><text:span text:style-name="Emphasis"><text:span text:style-name="T45">I</text:span></text:span><text:span text:style-name="Emphasis"><text:span text:style-name="T46">f Bob has an 8:00 class today, then it is a Tuesday.</text:span></text:span></text:p>
            <text:p text:style-name="P96"><text:span text:style-name="Emphasis"><text:span text:style-name="T48">We can think of </text:span></text:span><text:span text:style-name="Emphasis"><text:span text:style-name="T106">p</text:span></text:span><text:span text:style-name="Emphasis"><text:span text:style-name="T48"> as “Bob has an 8:00 class today”, and </text:span></text:span><text:span text:style-name="Emphasis"><text:span text:style-name="T106">q</text:span></text:span><text:span text:style-name="Emphasis"><text:span text:style-name="T48"> as “it is a Tuesday”.</text:span></text:span></text:p>
            <text:p text:style-name="P97"><text:span text:style-name="Emphasis"><text:span text:style-name="T48"><draw:frame draw:style-name="fr1" draw:name="Object41" text:anchor-type="as-char" svg:y="-0.152in" svg:width="1.2252in" svg:height="0.1992in" draw:z-index="23"><draw:object xlink:href="./Object 41" xlink:type="simple" xlink:show="embed" xlink:actuate="onLoad"/><draw:image xlink:href="./ObjectReplacements/Object 41" xlink:type="simple" xlink:show="embed" xlink:actuate="onLoad"/></draw:frame></text:span></text:span></text:p>
            <text:p text:style-name="P97"><text:span text:style-name="Emphasis"><text:span text:style-name="T48"/></text:span></text:p>
            <text:p text:style-name="P95"><text:span text:style-name="Emphasis"><text:span text:style-name="T49">So the negation would be: “</text:span></text:span><text:span text:style-name="Emphasis"><text:span text:style-name="T47">Bob has an 8:00 class today and it is not Tuesday.”</text:span></text:span></text:p>
          </table:table-cell>
        </table:table-row>
      </table:table>
      <text:p text:style-name="P87"/>
      <text:p text:style-name="P90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2">Exercise <text:span text:style-name="T130">4</text:span></text:p>
          </table:table-cell>
          <table:table-cell table:style-name="Table22.A1" office:value-type="string">
            <text:p text:style-name="P55"><text:span text:style-name="T136">15</text:span>%</text:p>
          </table:table-cell>
        </table:table-row>
      </table:table>
      <text:p text:style-name="P63"/>
      <text:p text:style-name="P77"><text:span text:style-name="T67">Write the negation of each of the following statement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98">(a) <text:span text:style-name="T122">If Jessica gets chocolate, then she has a happy birthday.</text:span></text:p>
          </table:table-cell>
        </table:table-row>
        <table:table-row>
          <table:table-cell table:style-name="Table23.A1" office:value-type="string">
            <text:p text:style-name="P100">(b) <text:span text:style-name="T131">For all real numbers </text:span><text:span text:style-name="T87">x</text:span><text:span text:style-name="T23">, if </text:span><text:span text:style-name="T87">x &gt; 2</text:span><text:span text:style-name="T23">, then </text:span><text:span text:style-name="T23"><draw:frame draw:style-name="fr1" draw:name="Object40" text:anchor-type="as-char" svg:y="-0.172in" svg:width="0.4299in" svg:height="0.2075in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</table:table-cell>
        </table:table-row>
        <table:table-row>
          <table:table-cell table:style-name="Table23.A1" office:value-type="string">
            <text:p text:style-name="P102">(c) <text:span text:style-name="T132">For all real numbers x &gt; 0, if </text:span><text:span text:style-name="T132"><draw:frame draw:style-name="fr1" draw:name="Object42" text:anchor-type="as-char" svg:y="-0.172in" svg:width="0.4429in" svg:height="0.2075in" draw:z-index="25"><draw:object xlink:href="./Object 42" xlink:type="simple" xlink:show="embed" xlink:actuate="onLoad"/><draw:image xlink:href="./ObjectReplacements/Object 42" xlink:type="simple" xlink:show="embed" xlink:actuate="onLoad"/></draw:frame></text:span><text:span text:style-name="T132">, then </text:span><text:span text:style-name="T132"><draw:frame draw:style-name="fr1" draw:name="Object43" text:anchor-type="as-char" svg:y="-0.172in" svg:width="0.4437in" svg:height="0.2083in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/table:table-cell>
        </table:table-row>
      </table:table>
      <text:p text:style-name="P74"><text:span text:style-name="T75"/></text:p>
      <text:p text:style-name="P74"><text:span text:style-name="T75"/></text:p>
      <text:h text:style-name="P93" text:outline-level="1">Section <text:span text:style-name="T128">3</text:span>: <text:span text:style-name="T127">Implications and Quantifiers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8"><text:span text:style-name="Emphasis"><text:span text:style-name="T40">Consider the implication </text:span></text:span><text:span text:style-name="Emphasis"><text:span text:style-name="T40"><draw:frame draw:style-name="fr1" draw:name="Object4" text:anchor-type="as-char" svg:y="-0.152in" svg:width="1.5252in" svg:height="0.1992in" draw:z-index="11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Emphasis"><text:span text:style-name="T40">.</text:span></text:span></text:p>
            <text:p text:style-name="P58"><text:span text:style-name="Emphasis"><text:span text:style-name="T40"/></text:span></text:p>
            <text:list xml:id="list667112698943356621" text:style-name="L3">
              <text:list-item>
                <text:p text:style-name="P59"><text:span text:style-name="Emphasis"><text:span text:style-name="T41">The </text:span></text:span><text:span text:style-name="Emphasis"><text:span text:style-name="T63">converse</text:span></text:span><text:span text:style-name="Emphasis"><text:span text:style-name="T41"> of the implication is </text:span></text:span><text:span text:style-name="Emphasis"><text:span text:style-name="T41"><draw:frame draw:style-name="fr1" draw:name="Object28" text:anchor-type="as-char" svg:y="-0.152in" svg:width="1.5291in" svg:height="0.2008in" draw:z-index="1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    </text:list-item>
              <text:list-item>
                <text:p text:style-name="P59"><text:span text:style-name="Emphasis"><text:span text:style-name="T41">The </text:span></text:span><text:span text:style-name="Emphasis"><text:span text:style-name="T63">inverse</text:span></text:span><text:span text:style-name="Emphasis"><text:span text:style-name="T41"> of the implication is </text:span></text:span><text:span text:style-name="Emphasis"><text:span text:style-name="T41"><draw:frame draw:style-name="fr1" draw:name="Object29" text:anchor-type="as-char" svg:y="-0.152in" svg:width="1.7429in" svg:height="0.2008in" draw:z-index="1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    </text:list-item>
              <text:list-item>
                <text:p text:style-name="P59"><text:span text:style-name="Emphasis"><text:span text:style-name="T41">The </text:span></text:span><text:span text:style-name="Emphasis"><text:span text:style-name="T63">contrapositive</text:span></text:span><text:span text:style-name="Emphasis"><text:span text:style-name="T41"> of the implication is </text:span></text:span><text:span text:style-name="Emphasis"><text:span text:style-name="T41"><draw:frame draw:style-name="fr1" draw:name="Object31" text:anchor-type="as-char" svg:y="-0.152in" svg:width="1.7429in" svg:height="0.2008in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    </text:list-item>
            </text:list>
            <text:p text:style-name="P65"><text:span text:style-name="Emphasis"><text:span text:style-name="T41"/></text:span></text:p>
            <text:p text:style-name="P66"><text:span text:style-name="Emphasis"><text:span text:style-name="T66">Example:</text:span></text:span></text:p>
            <text:p text:style-name="P66"><text:span text:style-name="Emphasis"><text:span text:style-name="T99">P(n)</text:span></text:span><text:span text:style-name="Emphasis"><text:span text:style-name="T50"> stands for “n ends in a digit 2”, </text:span></text:span><text:span text:style-name="Emphasis"><text:span text:style-name="T99">Q(n)</text:span></text:span><text:span text:style-name="Emphasis"><text:span text:style-name="T50"> stands for “n is divisible by 2”.</text:span></text:span></text:p>
            <text:p text:style-name="P66"><text:span text:style-name="Emphasis"><text:span text:style-name="T50"/></text:span></text:p>
            <text:list xml:id="list8347579205889317860" text:style-name="L4">
              <text:list-item>
                <text:p text:style-name="P67"><text:span text:style-name="Emphasis"><text:span text:style-name="T50"><draw:frame draw:style-name="fr1" draw:name="Object44" text:anchor-type="as-char" svg:y="-0.152in" svg:width="0.9098in" svg:height="0.1992in" draw:z-index="27"><draw:object xlink:href="./Object 44" xlink:type="simple" xlink:show="embed" xlink:actuate="onLoad"/><draw:image xlink:href="./ObjectReplacements/Object 44" xlink:type="simple" xlink:show="embed" xlink:actuate="onLoad"/></draw:frame></text:span></text:span><text:span text:style-name="Emphasis"><text:span text:style-name="T51">means “If </text:span></text:span><text:span text:style-name="Emphasis"><text:span text:style-name="T100">n</text:span></text:span><text:span text:style-name="Emphasis"><text:span text:style-name="T51"> ends in a digit 2, then </text:span></text:span><text:span text:style-name="Emphasis"><text:span text:style-name="T100">n</text:span></text:span><text:span text:style-name="Emphasis"><text:span text:style-name="T51"> is divisible by 2.”</text:span></text:span></text:p>
              </text:list-item>
              <text:list-item>
                <text:p text:style-name="P67"><text:span text:style-name="Emphasis"><text:span text:style-name="T51"><draw:frame draw:style-name="fr1" draw:name="Object45" text:anchor-type="as-char" svg:y="-0.152in" svg:width="0.9126in" svg:height="0.2008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Emphasis"><text:span text:style-name="T52">means “If </text:span></text:span><text:span text:style-name="Emphasis"><text:span text:style-name="T101">n</text:span></text:span><text:span text:style-name="Emphasis"><text:span text:style-name="T52"> is divisible by 2, then </text:span></text:span><text:span text:style-name="Emphasis"><text:span text:style-name="T101">n</text:span></text:span><text:span text:style-name="Emphasis"><text:span text:style-name="T52"> ends in a digit 2.”</text:span></text:span></text:p>
              </text:list-item>
              <text:list-item>
                <text:p text:style-name="P67"><text:span text:style-name="Emphasis"><text:span text:style-name="T52"><draw:frame draw:style-name="fr1" draw:name="Object46" text:anchor-type="as-char" svg:y="-0.152in" svg:width="1.128in" svg:height="0.2008in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mphasis"><text:span text:style-name="T53">means “If </text:span></text:span><text:span text:style-name="Emphasis"><text:span text:style-name="T102">n</text:span></text:span><text:span text:style-name="Emphasis"><text:span text:style-name="T53"> does not end in a digit 2, then </text:span></text:span><text:span text:style-name="Emphasis"><text:span text:style-name="T102">n</text:span></text:span><text:span text:style-name="Emphasis"><text:span text:style-name="T53"> is not divisible by 2.”</text:span></text:span></text:p>
              </text:list-item>
              <text:list-item>
                <text:p text:style-name="P67"><text:span text:style-name="Emphasis"><text:span text:style-name="T52"><draw:frame draw:style-name="fr1" draw:name="Object47" text:anchor-type="as-char" svg:y="-0.152in" svg:width="1.128in" svg:height="0.2008in" draw:z-index="30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Emphasis"><text:span text:style-name="T54">means “If </text:span></text:span><text:span text:style-name="Emphasis"><text:span text:style-name="T103">n</text:span></text:span><text:span text:style-name="Emphasis"><text:span text:style-name="T54"> is not divisible by 2, then </text:span></text:span><text:span text:style-name="Emphasis"><text:span text:style-name="T103">n</text:span></text:span><text:span text:style-name="Emphasis"><text:span text:style-name="T54"> does not end in a digit 2.”</text:span></text:span></text:p>
              </text:list-item>
            </text:list>
            <text:p text:style-name="P66"><text:span text:style-name="Emphasis"><text:span text:style-name="T55"/></text:span></text:p>
          </table:table-cell>
        </table:table-row>
      </table:table>
      <text:p text:style-name="P76"><text:span text:style-name="T67"/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53">Exercise <text:span text:style-name="T133">5</text:span></text:p>
          </table:table-cell>
          <table:table-cell table:style-name="Table24.A1" office:value-type="string">
            <text:p text:style-name="P56"><text:span text:style-name="T137">12</text:span>%</text:p>
          </table:table-cell>
        </table:table-row>
      </table:table>
      <text:p text:style-name="Standard"/>
      <text:p text:style-name="P80">Form the contrapositive of the following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6">(a) If you don’t attend the concert, you will get an F for the course</text:p>
          </table:table-cell>
        </table:table-row>
        <table:table-row>
          <table:table-cell table:style-name="Table2.A1" office:value-type="string">
            <text:p text:style-name="P116"><text:span text:style-name="T23">(</text:span><text:span text:style-name="T4">b) If you don’t eat your breakfast, you will be hungry.</text:span></text:p>
          </table:table-cell>
        </table:table-row>
      </table:table>
      <text:p text:style-name="P75"><text:span text:style-name="T75"/></text:p>
      <text:p text:style-name="P79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5 Exercise</text:span><text:tab/><text:span text:style-name="MT2">CS 210, Spring 2017<text:tab/>Page </text:span><text:span text:style-name="MT2"><text:page-number text:select-page="current">2</text:page-number></text:span><text:span text:style-name="MT2"> of </text:span><text:span text:style-name="MT2"><text:page-count>3</text:page-count></text:span></text:p>
      </style:header>
      <style:footer>
        <text:p text:style-name="MP2"><text:span text:style-name="MT3">Last updated </text:span><text:date style:data-style-name="N84" text:date-value="2017-01-04T23:36:04.166118227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23:36:04.135093824</dc:date>
    <meta:editing-duration>PT16H10M59S</meta:editing-duration>
    <meta:editing-cycles>2003</meta:editing-cycles>
    <meta:generator>LibreOffice/5.1.4.2$Linux_X86_64 LibreOffice_project/10m0$Build-2</meta:generator>
    <dc:creator>Rachel Morris</dc:creator>
    <meta:document-statistic meta:table-count="16" meta:image-count="0" meta:object-count="31" meta:page-count="3" meta:paragraph-count="109" meta:word-count="654" meta:character-count="3161" meta:non-whitespace-character-count="2603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24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25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26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27/content.xml><?xml version="1.0" encoding="utf-8"?>
<math xmlns="http://www.w3.org/1998/Math/MathML" display="block">
  <semantics>
    <mrow>
      <mrow>
        <mo stretchy="false">¬</mo>
        <mrow/>
      </mrow>
      <mi>,</mi>
      <mrow>
        <mrow/>
        <mo stretchy="false">∧</mo>
        <mrow/>
      </mrow>
      <mi>,</mi>
      <mrow>
        <mrow/>
        <mo stretchy="false">∨</mo>
        <mrow/>
      </mrow>
      <mi>,</mi>
      <mrow>
        <mtext> and </mtext>
        <mo stretchy="false">→</mo>
        <mrow/>
      </mrow>
    </mrow>
    <annotation encoding="StarMath 5.0">neg {  }, {  } and {  }, {  } or {  }, " and " toward {  }</annotation>
  </semantics>
</math>
</file>

<file path=Object 28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Q</mi>
      <mrow>
        <mrow>
          <mo fence="true" stretchy="false">(</mo>
          <mrow>
            <mi>x</mi>
          </mrow>
          <mo fence="true" stretchy="false">)</mo>
        </mrow>
        <mo stretchy="false">→</mo>
        <mi>P</mi>
      </mrow>
      <mrow>
        <mo fence="true" stretchy="false">(</mo>
        <mrow>
          <mi>x</mi>
        </mrow>
        <mo fence="true" stretchy="false">)</mo>
      </mrow>
    </mrow>
    <annotation encoding="StarMath 5.0">forall x in D, Q( x ) toward P( x )</annotation>
  </semantics>
</math>
</file>

<file path=Object 29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row>
        <mo stretchy="false">¬</mo>
        <mi>P</mi>
      </mrow>
      <mrow>
        <mrow>
          <mo fence="true" stretchy="false">(</mo>
          <mrow>
            <mi>x</mi>
          </mrow>
          <mo fence="true" stretchy="false">)</mo>
        </mrow>
        <mo stretchy="false">→</mo>
        <mrow>
          <mo stretchy="false">¬</mo>
          <mi>Q</mi>
        </mrow>
      </mrow>
      <mrow>
        <mo fence="true" stretchy="false">(</mo>
        <mrow>
          <mi>x</mi>
        </mrow>
        <mo fence="true" stretchy="false">)</mo>
      </mrow>
    </mrow>
    <annotation encoding="StarMath 5.0">forall x in D, neg P( x ) toward neg Q( x 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  <mo stretchy="false">→</mo>
      <mi>q</mi>
    </mrow>
    <annotation encoding="StarMath 5.0">( p and q ) toward q</annotation>
  </semantics>
</math>
</file>

<file path=Object 30/content.xml><?xml version="1.0" encoding="utf-8"?>
<math xmlns="http://www.w3.org/1998/Math/MathML" display="block">
  <semantics>
    <mrow>
      <mrow>
        <mo stretchy="false">¬</mo>
        <mrow/>
      </mrow>
      <mi>,</mi>
      <mrow>
        <mrow/>
        <mo stretchy="false">∧</mo>
        <mrow/>
      </mrow>
      <mi>,</mi>
      <mrow>
        <mrow/>
        <mo stretchy="false">∨</mo>
        <mrow/>
      </mrow>
      <mi>,</mi>
      <mrow>
        <mtext> and </mtext>
        <mo stretchy="false">→</mo>
        <mrow/>
      </mrow>
    </mrow>
    <annotation encoding="StarMath 5.0">neg {  }, {  } and {  }, {  } or {  }, " and " toward {  }</annotation>
  </semantics>
</math>
</file>

<file path=Object 31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row>
        <mo stretchy="false">¬</mo>
        <mi>Q</mi>
      </mrow>
      <mrow>
        <mrow>
          <mo fence="true" stretchy="false">(</mo>
          <mrow>
            <mi>x</mi>
          </mrow>
          <mo fence="true" stretchy="false">)</mo>
        </mrow>
        <mo stretchy="false">→</mo>
        <mrow>
          <mo stretchy="false">¬</mo>
          <mi>P</mi>
        </mrow>
      </mrow>
      <mrow>
        <mo fence="true" stretchy="false">(</mo>
        <mrow>
          <mi>x</mi>
        </mrow>
        <mo fence="true" stretchy="false">)</mo>
      </mrow>
    </mrow>
    <annotation encoding="StarMath 5.0">forall x in D, neg Q( x ) toward neg P( x )</annotation>
  </semantics>
</math>
</file>

<file path=Object 32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33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o stretchy="false">¬</mo>
            <mi>q</mi>
          </mrow>
        </mrow>
        <mo fence="true" stretchy="false">)</mo>
      </mrow>
    </mrow>
    <annotation encoding="StarMath 5.0">p and ( neg q )</annotation>
  </semantics>
</math>
</file>

<file path=Object 34/content.xml><?xml version="1.0" encoding="utf-8"?>
<math xmlns="http://www.w3.org/1998/Math/MathML" display="block">
  <semantics>
    <mi>p</mi>
    <annotation encoding="StarMath 5.0">p</annotation>
  </semantics>
</math>
</file>

<file path=Object 35/content.xml><?xml version="1.0" encoding="utf-8"?>
<math xmlns="http://www.w3.org/1998/Math/MathML" display="block">
  <semantics>
    <mi>q</mi>
    <annotation encoding="StarMath 5.0">q</annotation>
  </semantics>
</math>
</file>

<file path=Object 36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37/content.xml><?xml version="1.0" encoding="utf-8"?>
<math xmlns="http://www.w3.org/1998/Math/MathML" display="block">
  <semantics>
    <mrow>
      <mo stretchy="false">¬</mo>
      <mrow>
        <mo fence="true" stretchy="false">(</mo>
        <mrow>
          <mrow>
            <mi>p</mi>
            <mo stretchy="false">→</mo>
            <mi>q</mi>
          </mrow>
        </mrow>
        <mo fence="true" stretchy="false">)</mo>
      </mrow>
    </mrow>
    <annotation encoding="StarMath 5.0">neg ( p toward q )</annotation>
  </semantics>
</math>
</file>

<file path=Object 38/content.xml><?xml version="1.0" encoding="utf-8"?>
<math xmlns="http://www.w3.org/1998/Math/MathML" display="block">
  <semantics>
    <mrow>
      <mo stretchy="false">¬</mo>
      <mi>q</mi>
    </mrow>
    <annotation encoding="StarMath 5.0">neg q</annotation>
  </semantics>
</math>
</file>

<file path=Object 39/content.xml><?xml version="1.0" encoding="utf-8"?>
<math xmlns="http://www.w3.org/1998/Math/MathML" display="block">
  <semantics>
    <mrow>
      <mi>p</mi>
      <mo stretchy="false">∧</mo>
      <mrow>
        <mo stretchy="false">¬</mo>
        <mi>q</mi>
      </mrow>
    </mrow>
    <annotation encoding="StarMath 5.0">p and neg q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i>q</mi>
          </mrow>
        </mrow>
        <mo fence="true" stretchy="false">)</mo>
      </mrow>
      <mo stretchy="false">→</mo>
      <mi>q</mi>
    </mrow>
    <annotation encoding="StarMath 5.0">(p or q ) toward q</annotation>
  </semantics>
</math>
</file>

<file path=Object 40/content.xml><?xml version="1.0" encoding="utf-8"?>
<math xmlns="http://www.w3.org/1998/Math/MathML" display="block">
  <semantics>
    <mrow>
      <msup>
        <mi>x</mi>
        <mn>2</mn>
      </msup>
      <mo stretchy="false">&gt;</mo>
      <mn>4</mn>
    </mrow>
    <annotation encoding="StarMath 5.0">x^2 &gt; 4</annotation>
  </semantics>
</math>
</file>

<file path=Object 41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→</mo>
              <mi>q</mi>
            </mrow>
          </mrow>
          <mo fence="true" stretchy="false">)</mo>
        </mrow>
      </mrow>
      <mo stretchy="false">≡</mo>
      <mrow>
        <mi>p</mi>
        <mo stretchy="false">∧</mo>
        <mrow>
          <mo stretchy="false">¬</mo>
          <mi>q</mi>
        </mrow>
      </mrow>
    </mrow>
    <annotation encoding="StarMath 5.0">neg ( p toward q ) equiv p and neg q</annotation>
  </semantics>
</math>
</file>

<file path=Object 42/content.xml><?xml version="1.0" encoding="utf-8"?>
<math xmlns="http://www.w3.org/1998/Math/MathML" display="block">
  <semantics>
    <mrow>
      <msup>
        <mi>x</mi>
        <mn>2</mn>
      </msup>
      <mo stretchy="false">=</mo>
      <mn>1</mn>
    </mrow>
    <annotation encoding="StarMath 5.0">x^2 = 1</annotation>
  </semantics>
</math>
</file>

<file path=Object 43/content.xml><?xml version="1.0" encoding="utf-8"?>
<math xmlns="http://www.w3.org/1998/Math/MathML" display="block">
  <semantics>
    <mrow>
      <msup>
        <mi>x</mi>
        <mn>3</mn>
      </msup>
      <mo stretchy="false">=</mo>
      <mn>1</mn>
    </mrow>
    <annotation encoding="StarMath 5.0">x^3 = 1</annotation>
  </semantics>
</math>
</file>

<file path=Object 44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→</mo>
        <mi>Q</mi>
      </mrow>
      <mrow>
        <mo fence="true" stretchy="false">(</mo>
        <mrow>
          <mi>n</mi>
        </mrow>
        <mo fence="true" stretchy="false">)</mo>
      </mrow>
    </mrow>
    <annotation encoding="StarMath 5.0">P( n ) toward Q( n )</annotation>
  </semantics>
</math>
</file>

<file path=Object 45/content.xml><?xml version="1.0" encoding="utf-8"?>
<math xmlns="http://www.w3.org/1998/Math/MathML" display="block">
  <semantics>
    <mrow>
      <mi>Q</mi>
      <mrow>
        <mrow>
          <mo fence="true" stretchy="false">(</mo>
          <mrow>
            <mi>n</mi>
          </mrow>
          <mo fence="true" stretchy="false">)</mo>
        </mrow>
        <mo stretchy="false">→</mo>
        <mi>P</mi>
      </mrow>
      <mrow>
        <mo fence="true" stretchy="false">(</mo>
        <mrow>
          <mi>n</mi>
        </mrow>
        <mo fence="true" stretchy="false">)</mo>
      </mrow>
    </mrow>
    <annotation encoding="StarMath 5.0">Q( n ) toward P( n )</annotation>
  </semantics>
</math>
</file>

<file path=Object 46/content.xml><?xml version="1.0" encoding="utf-8"?>
<math xmlns="http://www.w3.org/1998/Math/MathML" display="block">
  <semantics>
    <mrow>
      <mrow>
        <mo stretchy="false">¬</mo>
        <mi>P</mi>
      </mrow>
      <mrow>
        <mrow>
          <mo fence="true" stretchy="false">(</mo>
          <mrow>
            <mi>n</mi>
          </mrow>
          <mo fence="true" stretchy="false">)</mo>
        </mrow>
        <mo stretchy="false">→</mo>
        <mrow>
          <mo stretchy="false">¬</mo>
          <mi>Q</mi>
        </mrow>
      </mrow>
      <mrow>
        <mo fence="true" stretchy="false">(</mo>
        <mrow>
          <mi>n</mi>
        </mrow>
        <mo fence="true" stretchy="false">)</mo>
      </mrow>
    </mrow>
    <annotation encoding="StarMath 5.0">neg P( n ) toward neg Q( n )</annotation>
  </semantics>
</math>
</file>

<file path=Object 47/content.xml><?xml version="1.0" encoding="utf-8"?>
<math xmlns="http://www.w3.org/1998/Math/MathML" display="block">
  <semantics>
    <mrow>
      <mrow>
        <mo stretchy="false">¬</mo>
        <mi>Q</mi>
      </mrow>
      <mrow>
        <mrow>
          <mo fence="true" stretchy="false">(</mo>
          <mrow>
            <mi>n</mi>
          </mrow>
          <mo fence="true" stretchy="false">)</mo>
        </mrow>
        <mo stretchy="false">→</mo>
        <mrow>
          <mo stretchy="false">¬</mo>
          <mi>P</mi>
        </mrow>
      </mrow>
      <mrow>
        <mo fence="true" stretchy="false">(</mo>
        <mrow>
          <mi>n</mi>
        </mrow>
        <mo fence="true" stretchy="false">)</mo>
      </mrow>
    </mrow>
    <annotation encoding="StarMath 5.0">neg Q( n ) toward neg P( n )</annotation>
  </semantics>
</math>
</file>

<file path=Object 5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→</mo>
            <mi>r</mi>
          </mrow>
        </mrow>
        <mo fence="true" stretchy="false">)</mo>
      </mrow>
    </mrow>
    <annotation encoding="StarMath 5.0">p and ( q toward r )</annotation>
  </semantics>
</math>
</file>

<file path=Object 6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7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P</mi>
      <mrow>
        <mrow>
          <mo fence="true" stretchy="false">(</mo>
          <mrow>
            <mi>x</mi>
          </mrow>
          <mo fence="true" stretchy="false">)</mo>
        </mrow>
        <mo stretchy="false">→</mo>
        <mi>Q</mi>
      </mrow>
      <mrow>
        <mo fence="true" stretchy="false">(</mo>
        <mrow>
          <mi>x</mi>
        </mrow>
        <mo fence="true" stretchy="false">)</mo>
      </mrow>
    </mrow>
    <annotation encoding="StarMath 5.0">forall x in D, P( x ) toward Q( x )</annotation>
  </semantics>
</math>
</file>